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jaxUtils.addAjaxComponent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jaxUtils.removeAjaxComponent( FacesContext facesContext , String clien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jaxUtils.ensureDecoded( FacesContext facesContext ,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jaxUtils.addAjaxComponent( FacesContext facesContext ,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jaxUtils.parseAndStoreComponents( FacesContext faces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jaxUtils.encodeAjaxComponent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jaxUtils.ensureDecoded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jaxUtils.checkParamValidity( FacesContext facesContext , UIComponent uiComponent , Class comp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jaxUtils.isAjaxRequest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jaxUtils.getAjaxComponents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jaxUtils.encodeJavascriptStr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